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7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78.5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3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d428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f200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 style:data-style-name="N3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fff200" fo:border="0.74pt solid #000000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ffff00" fo:border="0.74pt solid #000000"/>
    </style:style>
    <style:style style:name="ce18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IQUE_VOCABULARY_SET_SIZE: 523699</text:p>
          </table:table-cell>
          <table:table-cell table:number-columns-repeated="2"/>
          <table:table-cell office:value-type="string" calcext:value-type="string">
            <text:p>UNIQUE_VOCABULARY_SET_SIZE:</text:p>
          </table:table-cell>
          <table:table-cell office:value-type="float" office:value="523704" calcext:value-type="float">
            <text:p>523704</text:p>
          </table:table-cell>
        </table:table-row>
        <table:table-row table:style-name="ro1">
          <table:table-cell office:value-type="string" calcext:value-type="string">
            <text:p>CORPUS_SIZE: 271051</text:p>
          </table:table-cell>
          <table:table-cell office:value-type="float" office:value="271051" calcext:value-type="float">
            <text:p>271051</text:p>
          </table:table-cell>
          <table:table-cell/>
          <table:table-cell office:value-type="string" calcext:value-type="string">
            <text:p>CORPUS_SIZE:</text:p>
          </table:table-cell>
          <table:table-cell table:style-name="ce13" office:value-type="float" office:value="271051" calcext:value-type="float">
            <text:p>271051</text:p>
          </table:table-cell>
        </table:table-row>
        <table:table-row table:style-name="ro1">
          <table:table-cell office:value-type="string" calcext:value-type="string">
            <text:p>Bot: <text:s/>49727</text:p>
          </table:table-cell>
          <table:table-cell office:value-type="float" office:value="49727" calcext:value-type="float">
            <text:p>49727</text:p>
          </table:table-cell>
          <table:table-cell/>
          <table:table-cell office:value-type="string" calcext:value-type="string">
            <text:p>Line</text:p>
          </table:table-cell>
          <table:table-cell table:style-name="ce14" office:value-type="float" office:value="11631" calcext:value-type="float">
            <text:p>11631</text:p>
          </table:table-cell>
        </table:table-row>
        <table:table-row table:style-name="ro1">
          <table:table-cell office:value-type="string" calcext:value-type="string">
            <text:p>Not valid flair. 481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Not in 300 and 1000</text:p>
          </table:table-cell>
          <table:table-cell table:style-name="ce15" office:value-type="float" office:value="630031" calcext:value-type="float">
            <text:p>630031</text:p>
          </table:table-cell>
        </table:table-row>
        <table:table-row table:style-name="ro1">
          <table:table-cell office:value-type="string" calcext:value-type="string">
            <text:p>Off-topic. <text:s/>216648</text:p>
          </table:table-cell>
          <table:table-cell office:value-type="float" office:value="216648" calcext:value-type="float">
            <text:p>216648</text:p>
          </table:table-cell>
          <table:table-cell/>
          <table:table-cell office:value-type="string" calcext:value-type="string">
            <text:p>Bot:</text:p>
          </table:table-cell>
          <table:table-cell table:style-name="ce16" office:value-type="float" office:value="49727" calcext:value-type="float">
            <text:p>49727</text:p>
          </table:table-cell>
        </table:table-row>
        <table:table-row table:style-name="ro1">
          <table:table-cell office:value-type="string" calcext:value-type="string">
            <text:p>Profanity lower case 49703</text:p>
          </table:table-cell>
          <table:table-cell office:value-type="float" office:value="49703" calcext:value-type="float">
            <text:p>49703</text:p>
          </table:table-cell>
          <table:table-cell/>
          <table:table-cell office:value-type="string" calcext:value-type="string">
            <text:p>Not valid flair.</text:p>
          </table:table-cell>
          <table:table-cell table:style-name="ce16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Profanity CAPITALS <text:s/>1728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Off-topic.</text:p>
          </table:table-cell>
          <table:table-cell table:style-name="ce17" office:value-type="float" office:value="216648" calcext:value-type="float">
            <text:p>216648</text:p>
          </table:table-cell>
        </table:table-row>
        <table:table-row table:style-name="ro1">
          <table:table-cell office:value-type="string" calcext:value-type="string">
            <text:p>Profanity First Letter Capital 9437</text:p>
          </table:table-cell>
          <table:table-cell office:value-type="float" office:value="9437" calcext:value-type="float">
            <text:p>9437</text:p>
          </table:table-cell>
          <table:table-cell/>
          <table:table-cell office:value-type="string" calcext:value-type="string">
            <text:p>Profanity</text:p>
          </table:table-cell>
          <table:table-cell table:style-name="ce16" office:value-type="float" office:value="49703" calcext:value-type="float">
            <text:p>49703</text:p>
          </table:table-cell>
        </table:table-row>
        <table:table-row table:style-name="ro1">
          <table:table-cell office:value-type="string" calcext:value-type="string">
            <text:p>gerardo@lapola:~/code/wp/code$ </text:p>
          </table:table-cell>
          <table:table-cell table:number-columns-repeated="2"/>
          <table:table-cell office:value-type="string" calcext:value-type="string">
            <text:p>Profanity</text:p>
          </table:table-cell>
          <table:table-cell table:style-name="ce16" office:value-type="float" office:value="1728" calcext:value-type="float">
            <text:p>17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fanity</text:p>
          </table:table-cell>
          <table:table-cell table:style-name="ce16" office:value-type="float" office:value="9437" calcext:value-type="float">
            <text:p>9437</text:p>
          </table:table-cell>
        </table:table-row>
        <table:table-row table:style-name="ro1">
          <table:table-cell table:number-columns-repeated="4"/>
          <table:table-cell table:style-name="ce18" table:formula="of:=SUM([.E5:.E11])" office:value-type="float" office:value="957755" calcext:value-type="float">
            <text:p>957,7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1322206" calcext:value-type="float">
            <text:p>1322206</text:p>
          </table:table-cell>
        </table:table-row>
        <table:table-row table:style-name="ro1">
          <table:table-cell table:number-columns-repeated="4"/>
          <table:table-cell table:formula="of:=[.E14]-[.E12]" office:value-type="float" office:value="364451" calcext:value-type="float">
            <text:p>364451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NIQUE_VOCABULARY_SET_SIZE:</text:p>
          </table:table-cell>
          <table:table-cell table:number-columns-repeated="4"/>
          <table:table-cell office:value-type="float" office:value="29579" calcext:value-type="float">
            <text:p>29579</text:p>
          </table:table-cell>
        </table:table-row>
        <table:table-row table:style-name="ro1">
          <table:table-cell office:value-type="string" calcext:value-type="string">
            <text:p>CORPUS_SIZE:</text:p>
          </table:table-cell>
          <table:table-cell table:number-columns-repeated="4"/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number-columns-repeated="4"/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rro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</text:p>
          </table:table-cell>
          <table:table-cell office:value-type="float" office:value="1000" calcext:value-type="float">
            <text:p>1000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string" calcext:value-type="string">
            <text:p>Bot:</text:p>
          </table:table-cell>
          <table:table-cell table:number-columns-repeated="4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ot in flair list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flair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-topic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anity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case</text:p>
          </table:table-cell>
          <table:table-cell table:number-columns-repeated="2"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Profanity</text:p>
          </table:table-cell>
          <table:table-cell office:value-type="string" calcext:value-type="string">
            <text:p>CAPITALS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f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pital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formula="of:=SUM([.F5:.F14])" office:value-type="float" office:value="7671" calcext:value-type="float">
            <text:p>7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8:39:07.320449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8:18:54.222478058</meta:creation-date>
    <dc:date>2019-03-21T18:39:30.823845311</dc:date>
    <meta:editing-duration>PT10H3M9S</meta:editing-duration>
    <meta:editing-cycles>2</meta:editing-cycles>
    <meta:generator>LibreOffice/6.1.5.2$Linux_X86_64 LibreOffice_project/10$Build-2</meta:generator>
    <meta:document-statistic meta:table-count="2" meta:cell-count="85" meta:object-count="0"/>
  </office:meta>
</office:document-meta>
</file>